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Dealing with Collisions</text:h>
      <text:p text:style-name="Normal"/>
      <text:p text:style-name="Normal">The current plan it to use a combo of rectangular hit-boxes and quad-trees for the broad phase, and later Separating Axis Theorem (SAT) for the narrow phase.</text:p>
      <text:p text:style-name="Normal">Quad-tree example tutorial:</text:p>
      <text:p text:style-name="Normal"><text:a xlink:href="http://gamedevelopment.tutsplus.com/tutorials/quick-tip-use-quadtrees-to-detect-likely-collisions-in-2d-space--gamedev-374" office:target-frame-name="_top" xlink:show="replace"><text:span text:style-name="Hyperlink">http://gamedevelopment.tutsplus.com/tutorials/quick-tip-use-quadtrees-to-detect-likely-collisions-in-2d-space--gamedev-374</text:span></text:a></text:p>
      <text:p text:style-name="Normal">An article on ridged body collision physics:</text:p>
      <text:p text:style-name="Normal"><text:a xlink:href="http://gamedevelopment.tutsplus.com/tutorials/how-to-create-a-custom-2d-physics-engine-oriented-rigid-bodies--gamedev-8032" office:target-frame-name="_top" xlink:show="replace"><text:span text:style-name="Hyperlink">http://gamedevelopment.tutsplus.com/tutorials/how-to-create-a-custom-2d-physics-engine-oriented-rigid-bodies--gamedev-8032</text:span></text:a></text:p>
      <text:h text:style-name="Heading2" text:outline-level="2">Convex Polygons (SAT)</text:h>
      <text:p text:style-name="Normal">To check if the polygon is convex (we need this for the collision hit-box), I'm pretty sure, if for any set of 3 points that are connected, the middle point lies "outside" of a line between it's two neighbours, it's convex, all I need to do is work out how to define "outside" (note: using a centre-point and then a radius around it doesn’t work for kites)</text:p>
      <text:p text:style-name="Normal">There might be a better way to do it using matrices<text:s/>or something, though.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cos Cosmos</meta:initial-creator>
    <dc:creator>Marcos Cosmos</dc:creator>
    <meta:creation-date>2014-08-04T06:40:00Z</meta:creation-date>
    <dc:date>2014-08-04T06:40:00Z</dc:date>
    <meta:template xlink:href="Normal.dotm" xlink:type="simple"/>
    <meta:editing-cycles>3</meta:editing-cycles>
    <meta:editing-duration>PT0S</meta:editing-duration>
    <meta:document-statistic meta:page-count="1" meta:paragraph-count="2" meta:word-count="184" meta:character-count="1237" meta:row-count="8" meta:non-whitespace-character-count="1055"/>
  </office:meta>
</office:document-meta>
</file>